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7780" officeooo:paragraph-rsid="00037780"/>
    </style:style>
    <style:style style:name="P2" style:family="paragraph" style:parent-style-name="Standard">
      <style:text-properties style:font-name="Arial" fo:font-size="20pt" style:font-size-asian="20pt" style:font-size-complex="20pt"/>
    </style:style>
    <style:style style:name="P3" style:family="paragraph" style:parent-style-name="Standard">
      <style:text-properties style:font-name="Arial" fo:font-size="20pt" officeooo:rsid="00037780" officeooo:paragraph-rsid="00037780" style:font-size-asian="20pt" style:font-size-complex="20pt"/>
    </style:style>
    <style:style style:name="P4" style:family="paragraph" style:parent-style-name="Standard">
      <style:text-properties style:font-name="Arial" fo:font-size="20pt" officeooo:rsid="000413b3" officeooo:paragraph-rsid="000413b3" style:font-size-asian="20pt" style:font-size-complex="20pt"/>
    </style:style>
    <style:style style:name="P5" style:family="paragraph" style:parent-style-name="Standard">
      <style:text-properties style:font-name="Arial" fo:font-size="20pt" officeooo:rsid="000413b3" officeooo:paragraph-rsid="000446e2" style:font-size-asian="20pt" style:font-size-complex="20pt"/>
    </style:style>
    <style:style style:name="T1" style:family="text">
      <style:text-properties officeooo:rsid="00037780"/>
    </style:style>
    <style:style style:name="T2" style:family="text">
      <style:text-properties officeooo:rsid="000413b3"/>
    </style:style>
    <style:style style:name="T3" style:family="text">
      <style:text-properties officeooo:rsid="00044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MANUAL</text:p>
      <text:p text:style-name="P3"/>
      <text:p text:style-name="P3"/>
      <text:p text:style-name="P4">TALKBO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How to install the system online 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U</text:span>se cases </text:p>
      <text:p text:style-name="P2"/>
      <text:p text:style-name="P2"/>
      <text:p text:style-name="P4">The main purpose of the TalkBox Configurator App is for you to specify the behaviour of your TalkBox. The app’s user interface is through a computer.</text:p>
      <text:p text:style-name="P4"/>
      <text:p text:style-name="P4">Some of the behaviour you will be allowed to specify is:</text:p>
      <text:p text:style-name="P4">-the sound clip played on user’s touch <text:span text:style-name="T3">of a button</text:span></text:p>
      <text:p text:style-name="P5">-<text:span text:style-name="T3">the images next to the respective buttons</text:span></text:p>
      <text:p text:style-name="P5"/>
      <text:p text:style-name="P5"><text:span text:style-name="T3">To use the ConfiguratorApp, run the jar file.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S</text:span>creenshots, links to video 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35:54.621129249</meta:creation-date>
    <dc:date>2019-02-04T13:01:00.175348014</dc:date>
    <meta:editing-duration>PT14M55S</meta:editing-duration>
    <meta:editing-cycles>2</meta:editing-cycles>
    <meta:generator>LibreOffice/6.0.7.3$Linux_X86_64 LibreOffice_project/dc89aa7a9eabfd848af146d5086077aeed2ae4a5</meta:generator>
    <meta:document-statistic meta:table-count="0" meta:image-count="0" meta:object-count="0" meta:page-count="4" meta:paragraph-count="10" meta:word-count="77" meta:character-count="432" meta:non-whitespace-character-count="361"/>
  </office:meta>
</office:document-meta>
</file>